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ListenerMethodProcessor.postProcessBeanFactory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ListenerMethodProcessor.afterSingletonsInstantiated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EventListenerMethodProcessor.isSpringContainerClass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ListenerMethodProcessor.processBean( final String beanName , final Class &lt; ? &gt; targetTyp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EventListenerMethodProcessor.EventListenerMethod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ListenerMethodProcessor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